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9.767cm" table:align="left"/>
    </style:style>
    <style:style style:name="Tabla1.A" style:family="table-column">
      <style:table-column-properties style:column-width="3.071cm"/>
    </style:style>
    <style:style style:name="Tabla1.B" style:family="table-column">
      <style:table-column-properties style:column-width="2.327cm"/>
    </style:style>
    <style:style style:name="Tabla1.C" style:family="table-column">
      <style:table-column-properties style:column-width="2.824cm"/>
    </style:style>
    <style:style style:name="Tabla1.D" style:family="table-column">
      <style:table-column-properties style:column-width="1.545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) (Tablas y probabilidad condicional)</text:h>
      <text:p text:style-name="Text_20_body">Un estudio sobre reincidencia a los seis meses sugiere que la probabilidad puede depender de los años de educación formal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Table_20_Heading">Educación</text:p>
            </table:table-cell>
            <table:table-cell table:style-name="Tabla1.A1" office:value-type="string">
              <text:p text:style-name="Table_20_Heading">Reincidente</text:p>
            </table:table-cell>
            <table:table-cell table:style-name="Tabla1.A1" office:value-type="string">
              <text:p text:style-name="Table_20_Heading">No reincidente</text:p>
            </table:table-cell>
            <table:table-cell table:style-name="Tabla1.A1" office:value-type="string">
              <text:p text:style-name="Table_20_Heading">Totales</text:p>
            </table:table-cell>
          </table:table-row>
        </table:table-header-rows>
        <table:table-row>
          <table:table-cell table:style-name="Tabla1.A1" office:value-type="string">
            <text:p text:style-name="Table_20_Contents">7 años o más</text:p>
          </table:table-cell>
          <table:table-cell table:style-name="Tabla1.A1" office:value-type="string">
            <text:p text:style-name="Table_20_Contents"><text:span text:style-name="Strong_20_Emphasis">0,18</text:span></text:p>
          </table:table-cell>
          <table:table-cell table:style-name="Tabla1.A1" office:value-type="string">
            <text:p text:style-name="Table_20_Contents"><text:span text:style-name="Strong_20_Emphasis">0,37</text:span></text:p>
          </table:table-cell>
          <table:table-cell table:style-name="Tabla1.A1" office:value-type="string">
            <text:p text:style-name="Table_20_Contents"><text:span text:style-name="Strong_20_Emphasis">0,55</text:span></text:p>
          </table:table-cell>
        </table:table-row>
        <table:table-row>
          <table:table-cell table:style-name="Tabla1.A1" office:value-type="string">
            <text:p text:style-name="Table_20_Contents">Menos de 7 años</text:p>
          </table:table-cell>
          <table:table-cell table:style-name="Tabla1.A1" office:value-type="string">
            <text:p text:style-name="Table_20_Contents"><text:span text:style-name="Strong_20_Emphasis">0,10</text:span></text:p>
          </table:table-cell>
          <table:table-cell table:style-name="Tabla1.A1" office:value-type="string">
            <text:p text:style-name="Table_20_Contents"><text:span text:style-name="Strong_20_Emphasis">0,35</text:span></text:p>
          </table:table-cell>
          <table:table-cell table:style-name="Tabla1.A1" office:value-type="string">
            <text:p text:style-name="Table_20_Contents"><text:span text:style-name="Strong_20_Emphasis">0,45</text:span>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Totales</text:span></text:p>
          </table:table-cell>
          <table:table-cell table:style-name="Tabla1.A1" office:value-type="string">
            <text:p text:style-name="Table_20_Contents"><text:span text:style-name="Strong_20_Emphasis">0,28</text:span></text:p>
          </table:table-cell>
          <table:table-cell table:style-name="Tabla1.A1" office:value-type="string">
            <text:p text:style-name="Table_20_Contents"><text:span text:style-name="Strong_20_Emphasis">0,72</text:span></text:p>
          </table:table-cell>
          <table:table-cell table:style-name="Tabla1.A1" office:value-type="string">
            <text:p text:style-name="Table_20_Contents"><text:span text:style-name="Strong_20_Emphasis">1,00</text:span></text:p>
          </table:table-cell>
        </table:table-row>
      </table:table>
      <text:p text:style-name="Text_20_body">Se elige al azar una persona. Definí:</text:p>
      <text:list text:style-name="L1">
        <text:list-item>
          <text:p text:style-name="P1">A: “la persona tiene 7 años o más de educación”.</text:p>
        </text:list-item>
        <text:list-item>
          <text:p text:style-name="P1">B: “la persona reincide dentro de los seis meses”.</text:p>
        </text:list-item>
      </text:list>
      <text:p text:style-name="Text_20_body">Determiná usando definiciones/teoremas/axiomas:<text:line-break/>a) P(A), P(B), P(A∩B), P(A∪B).<text:line-break/>b) P(A∣B) y P(A∣Bc).</text:p>
      <text:p text:style-name="Horizontal_20_Line"/>
      <text:h text:style-name="Heading_20_2" text:outline-level="2">2) (Conteo/combinatoria con condición)</text:h>
      <text:p text:style-name="Text_20_body">Un Departamento tiene seis docentes titulares: <text:span text:style-name="Strong_20_Emphasis">Newton (N)</text:span>, <text:span text:style-name="Strong_20_Emphasis">Noether (N)</text:span>, <text:span text:style-name="Strong_20_Emphasis">Riemann (R)</text:span>, <text:span text:style-name="Strong_20_Emphasis">Euler (E)</text:span>, <text:span text:style-name="Strong_20_Emphasis">Poincaré (P)</text:span> y <text:span text:style-name="Strong_20_Emphasis">Pascal (P)</text:span>. Se eligen <text:span text:style-name="Strong_20_Emphasis">tres</text:span> al azar, sin reemplazo.</text:p>
      <text:p text:style-name="Text_20_body">a) La probabilidad de que <text:span text:style-name="Strong_20_Emphasis">al menos uno</text:span> tenga apellido que comience con <text:span text:style-name="Strong_20_Emphasis">N</text:span>.<text:line-break/>b) Si dos de los seleccionados tienen <text:span text:style-name="Strong_20_Emphasis">la misma inicial</text:span>, ¿cuál es la probabilidad de que esa inicial sea <text:span text:style-name="Strong_20_Emphasis">N</text:span>?</text:p>
      <text:p text:style-name="Horizontal_20_Line"/>
      <text:h text:style-name="Heading_20_2" text:outline-level="2">3) (Normal)</text:h>
      <text:p text:style-name="Text_20_body">Sea  X∼N(μ=50, σ=4). Hallar:<text:line-break/>a) P(X&lt;42)<text:line-break/>b) k tal que P(X&lt;k)=0,031<text:line-break/>c) k tal que P(X&gt;k)=0,61<text:line-break/>d) P(46&lt;X&lt;58)</text:p>
      <text:p text:style-name="Text_20_body">(En cada inciso, graficá la normal e indicá áreas.)</text:p>
      <text:p text:style-name="Horizontal_20_Line"/>
      <text:h text:style-name="Heading_20_2" text:outline-level="2">4) (Tolerancias con normal)</text:h>
      <text:p text:style-name="Text_20_body">Un proceso produce una dimensión que es normal con media <text:span text:style-name="Strong_20_Emphasis">120</text:span> y desvío estándar <text:span text:style-name="Strong_20_Emphasis">8</text:span>. Se quiere fijar una tolerancia simétrica ±d tal que la <text:span text:style-name="Strong_20_Emphasis">especificación cubra el 92%</text:span> de las mediciones. Determinar d e indicar el intervalo  [120−d, 120+d]. Graficar.</text:p>
      <text:p text:style-name="Standard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4T20:12:05.063098691</meta:creation-date>
    <dc:date>2025-09-04T20:47:23.310766998</dc:date>
    <meta:editing-duration>PT12M5S</meta:editing-duration>
    <meta:editing-cycles>1</meta:editing-cycles>
    <meta:document-statistic meta:table-count="1" meta:image-count="0" meta:object-count="0" meta:page-count="1" meta:paragraph-count="31" meta:word-count="226" meta:character-count="1326" meta:non-whitespace-character-count="1129"/>
    <meta:generator>LibreOffice/24.2.7.2$Linux_X86_64 LibreOffice_project/420$Build-2</meta:generator>
  </office:meta>
</office:document-meta>
</file>